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5.001cm" fo:margin-left="0.134cm" fo:margin-right="11.866cm" table:align="margins"/>
    </style:style>
    <style:style style:name="Tabela1.A" style:family="table-column">
      <style:table-column-properties style:column-width="5.001cm" style:rel-column-width="2835*"/>
    </style:style>
    <style:style style:name="Tabela1.A1" style:family="table-cell">
      <style:table-cell-properties fo:padding="0.097cm" fo:border-left="0.5pt solid #000000" fo:border-right="0.5pt solid #000000" fo:border-top="0.5pt solid #000000" fo:border-bottom="none"/>
    </style:style>
    <style:style style:name="Tabela1.A2" style:family="table-cell">
      <style:table-cell-properties fo:padding="0.097cm" fo:border-left="0.5pt solid #000000" fo:border-right="0.5pt solid #000000" fo:border-top="none" fo:border-bottom="none"/>
    </style:style>
    <style:style style:name="Tabela1.A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text-align="center" style:justify-single-word="false"/>
      <style:text-properties fo:font-size="20pt" style:text-underline-style="solid" style:text-underline-width="auto" style:text-underline-color="font-color" fo:font-weight="bold" officeooo:rsid="0003a402" officeooo:paragraph-rsid="0003a402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fo:font-size="18pt" style:text-underline-style="none" fo:font-weight="bold" officeooo:rsid="0003a402" officeooo:paragraph-rsid="0003a402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font-size="13pt" style:text-underline-style="none" fo:font-weight="bold" officeooo:rsid="0003a402" officeooo:paragraph-rsid="0003a402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fo:font-size="13pt" style:text-underline-style="none" fo:font-weight="normal" officeooo:rsid="0003a402" officeooo:paragraph-rsid="0003a402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fo:color="#ff0000" loext:opacity="100%" fo:font-size="13pt" style:text-underline-style="none" fo:font-weight="bold" officeooo:rsid="0003a402" officeooo:paragraph-rsid="0003a402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fo:color="#000000" loext:opacity="100%" fo:font-size="13pt" style:text-underline-style="none" fo:font-weight="bold" officeooo:rsid="0003a402" officeooo:paragraph-rsid="0003a402" style:font-size-asian="11.3500003814697pt" style:font-weight-asian="bold" style:font-size-complex="13pt" style:font-weight-complex="bold"/>
    </style:style>
    <style:style style:name="P7" style:family="paragraph" style:parent-style-name="Standard" style:list-style-name="L2">
      <style:paragraph-properties fo:line-height="115%" fo:text-align="start" style:justify-single-word="false"/>
      <style:text-properties fo:color="#000000" loext:opacity="100%" fo:font-size="13pt" style:text-underline-style="solid" style:text-underline-width="auto" style:text-underline-color="font-color" fo:font-weight="normal" officeooo:rsid="00050c67" officeooo:paragraph-rsid="00050c67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fo:color="#000000" loext:opacity="100%" fo:font-size="20pt" style:text-underline-style="none" fo:font-weight="bold" officeooo:rsid="00050c67" officeooo:paragraph-rsid="00050c67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fo:color="#000000" loext:opacity="100%" fo:font-size="14pt" style:text-underline-style="none" fo:font-weight="bold" officeooo:rsid="00050c67" officeooo:paragraph-rsid="00050c67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fo:color="#000000" loext:opacity="100%" fo:font-size="14pt" style:text-underline-style="solid" style:text-underline-width="auto" style:text-underline-color="font-color" fo:font-weight="normal" officeooo:rsid="00050c67" officeooo:paragraph-rsid="00050c67" style:font-size-asian="12.25pt" style:font-weight-asian="normal" style:font-size-complex="14pt" style:font-weight-complex="normal"/>
    </style:style>
    <style:style style:name="P11" style:family="paragraph" style:parent-style-name="Table_20_Contents">
      <style:text-properties officeooo:rsid="0003a402" officeooo:paragraph-rsid="0003a402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drões de Projeto</text:p>
      <text:p text:style-name="P2">Singleton</text:p>
      <text:p text:style-name="P2"/>
      <text:p text:style-name="P3"/>
      <text:p text:style-name="P4">Garantir que uma classe tenha somente uma instância.</text:p>
      <text:p text:style-name="P4">Fornecer um ponto global de acesso para a mesma.</text:p>
      <text:p text:style-name="P4">Utilizado para controlar o acesso compartilhado a algum recurso, como um banco de dados por exemplo.</text:p>
      <text:p text:style-name="P3">Classe – <text:span text:style-name="T1">fica responsável por controlar a quantidade de instâncias.</text:span></text:p>
      <text:p text:style-name="P3"/>
      <table:table table:name="Tabela1" table:style-name="Tabela1">
        <table:table-column table:style-name="Tabela1.A"/>
        <table:table-header-rows>
          <table:table-row>
            <table:table-cell table:style-name="Tabela1.A1" office:value-type="string">
              <text:p text:style-name="P11">Singleton</text:p>
            </table:table-cell>
          </table:table-row>
        </table:table-header-rows>
        <table:table-row>
          <table:table-cell table:style-name="Tabela1.A2" office:value-type="string">
            <text:p text:style-name="P11">- instance: Singleton</text:p>
            <text:p text:style-name="P11"/>
            <text:p text:style-name="P11">- Singleton ()</text:p>
            <text:p text:style-name="P11">+ GetInstace(): Singleton</text:p>
          </table:table-cell>
        </table:table-row>
        <table:table-row>
          <table:table-cell table:style-name="Tabela1.A3" office:value-type="string">
            <text:p text:style-name="P11"/>
          </table:table-cell>
        </table:table-row>
      </table:table>
      <text:p text:style-name="P4"/>
      <text:p text:style-name="P3">Multithreading –<text:span text:style-name="T1"> execução simultânea de duas ou mais partes de um programa.</text:span></text:p>
      <text:p text:style-name="P5"><text:span text:style-name="T1">OBS: Ter cuidado ao utilizar Singleton em uma multithreading</text:span></text:p>
      <text:p text:style-name="P6"><text:span text:style-name="T1"/></text:p>
      <text:p text:style-name="P6">Singleton – <text:span text:style-name="T1">viola o princípio da responsabilidade única</text:span></text:p>
      <text:p text:style-name="P6"><text:span text:style-name="T1">resolve 2 problemas: Controle do número de instâncias e o seu acesso global.</text:span></text:p>
      <text:p text:style-name="P6"><text:span text:style-name="T1"/></text:p>
      <text:p text:style-name="P6">Acoplamento –<text:span text:style-name="T1"> medida de quanto uma classe depende da outra classe</text:span></text:p>
      <text:p text:style-name="P6"><text:span text:style-name="T1">quanto maior o acoplamento pior.</text:span></text:p>
      <text:p text:style-name="P6"><text:span text:style-name="T1"/></text:p>
      <text:p text:style-name="P6"><text:span text:style-name="T1">Cada teste unitário deve ser independente um do outro.</text:span></text:p>
      <text:p text:style-name="P6"><text:span text:style-name="T1">Singleton não permite simular e isolar os métodos que dependem deles para testa-los separadamente, devido a seu acoplamento forte.</text:span></text:p>
      <text:p text:style-name="P6"><text:span text:style-name="T1">Tem desvantagens quanto ao uso de variáveis globais. (ocultar dependências).</text:span></text:p>
      <text:p text:style-name="P6"><text:span text:style-name="T1"/></text:p>
      <text:p text:style-name="P6">Programadores começaram cada vez mais a considerá-lo um antipadrão.</text:p>
      <text:p text:style-name="P6"><text:span text:style-name="T1">E o padrão Dependency injection tem sido encorajado.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8"><text:soft-page-break/>Roteiro para apresentação</text:p>
      <text:p text:style-name="P8"/>
      <text:p text:style-name="P9"/>
      <text:p text:style-name="P10">Slide 1:</text:p>
      <text:p text:style-name="P10"/>
      <text:p text:style-name="P10"/>
      <text:p text:style-name="P10">Slide 2:</text:p>
      <text:p text:style-name="P10"/>
      <text:p text:style-name="P10"/>
      <text:p text:style-name="P10">Slide 3</text:p>
      <text:p text:style-name="P10"><text:span text:style-name="T2">Porém, o Singleton não é tão usado por possuir muitas desvantagens, dentre elas temos:</text:span></text:p>
      <text:list text:style-name="L2">
        <text:list-item>
          <text:p text:style-name="P7"><text:span text:style-name="T2">Viola o princípio de responsabilidade única. O padrão resolve dois problemas de uma só vez.</text:span></text:p>
        </text:list-item>
        <text:list-item>
          <text:p text:style-name="P7"><text:span text:style-name="T2"><text:s/>O padrão Singleton pode mascarar um design ruim, por exemplo, quando os componentes do programa sabem muito sobre cada um.</text:span></text:p>
        </text:list-item>
        <text:list-item>
          <text:p text:style-name="P7"><text:span text:style-name="T2"><text:s/>O padrão requer tratamento especial em um ambiente multithreaded para que múltiplas threads não possam criar um objeto singleton várias vezes.</text:span></text:p>
        </text:list-item>
        <text:list-item>
          <text:p text:style-name="P7"><text:span text:style-name="T2"><text:s/>Pode ser difícil realizar testes unitários do código cliente do Singleton porque muitos frameworks de teste dependem de herança quando produzem objetos simulados. Já que o construtor da classe singleton é privado e sobrescrever métodos estáticos é impossível na maioria das linguagem, você terá que pensar em uma maneira criativa de simular o singleton. Ou apenas não escreva os testes. Ou não use o padrão Singlet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17:04:01.034000000</meta:creation-date>
    <dc:date>2023-09-26T18:26:56.637000000</dc:date>
    <meta:editing-duration>PT1H22M58S</meta:editing-duration>
    <meta:editing-cycles>2</meta:editing-cycles>
    <meta:generator>LibreOffice/7.6.1.2$Windows_X86_64 LibreOffice_project/f5defcebd022c5bc36bbb79be232cb6926d8f674</meta:generator>
    <meta:document-statistic meta:table-count="1" meta:image-count="0" meta:object-count="0" meta:page-count="2" meta:paragraph-count="30" meta:word-count="315" meta:character-count="2018" meta:non-whitespace-character-count="1730"/>
  </office:meta>
</office:document-meta>
</file>